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32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7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Algorithm</text:p>
          </table:table-cell>
          <table:table-cell office:value-type="string">
            <text:p>Window Width</text:p>
          </table:table-cell>
          <table:table-cell office:value-type="string">
            <text:p>Reps</text:p>
          </table:table-cell>
          <table:table-cell office:value-type="string">
            <text:p>Test Set Frac. Correct</text:p>
          </table:table-cell>
          <table:table-cell office:value-type="string">
            <text:p>Std. Dev</text:p>
          </table:table-cell>
          <table:table-cell office:value-type="string">
            <text:p>Original Order</text:p>
          </table:table-cell>
        </table:table-row>
        <table:table-row table:style-name="ro2">
          <table:table-cell office:value-type="string">
            <text:p>Perceptron (sigmoid)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.79106008793356">
            <text:p>0.7910600879</text:p>
          </table:table-cell>
          <table:table-cell office:value-type="float" office:value="0.020064429993251">
            <text:p>0.0200644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ptron (sigmoid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770884220811">
            <text:p>0.7770884221</text:p>
          </table:table-cell>
          <table:table-cell office:value-type="float" office:value="0.028005674642892">
            <text:p>0.028005674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ost 5 Perceptron (sigmoid)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.7942843185149">
            <text:p>0.7942843185</text:p>
          </table:table-cell>
          <table:table-cell office:value-type="float" office:value="0.021415091297773">
            <text:p>0.02141509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oost 5 Perceptron (sigmoid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9633610161212">
            <text:p>0.7963361016</text:p>
          </table:table-cell>
          <table:table-cell office:value-type="float" office:value="0.017764410716757">
            <text:p>0.017764410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oost 25 Perceptron (sigmoid)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.78886174890083">
            <text:p>0.7888617489</text:p>
          </table:table-cell>
          <table:table-cell office:value-type="float" office:value="0.024961613585867">
            <text:p>0.024961613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oost 25 Perceptron (sigmoid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8339032730826">
            <text:p>0.7833903273</text:p>
          </table:table-cell>
          <table:table-cell office:value-type="float" office:value="0.019271883652174">
            <text:p>0.0192718837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Majority Classifier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49213483146067">
            <text:p>0.4921348315</text:p>
          </table:table-cell>
          <table:table-cell office:value-type="float" office:value="0.0060457270347179">
            <text:p>0.006045727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Bag 64 Random Decision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8754274548119">
            <text:p>0.7875427455</text:p>
          </table:table-cell>
          <table:table-cell office:value-type="float" office:value="0.0054177017916568">
            <text:p>0.0054177018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Bag 64 Decision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82452369320957">
            <text:p>0.8245236932</text:p>
          </table:table-cell>
          <table:table-cell office:value-type="float" office:value="0.0064760356489596">
            <text:p>0.0064760356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Decision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5940400586224">
            <text:p>0.7594040059</text:p>
          </table:table-cell>
          <table:table-cell office:value-type="float" office:value="0.0063287984832469">
            <text:p>0.0063287985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NN (1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2979970688813">
            <text:p>0.7297997069</text:p>
          </table:table-cell>
          <table:table-cell office:value-type="float" office:value="0.006129576967909">
            <text:p>0.00612957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NN (3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4899853444065">
            <text:p>0.7489985344</text:p>
          </table:table-cell>
          <table:table-cell office:value-type="float" office:value="0.0080463359409514">
            <text:p>0.0080463359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NN (5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5378602833415">
            <text:p>0.7537860283</text:p>
          </table:table-cell>
          <table:table-cell office:value-type="float" office:value="0.0055604530463972">
            <text:p>0.005560453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KNN (7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6448461162677">
            <text:p>0.7644846116</text:p>
          </table:table-cell>
          <table:table-cell office:value-type="float" office:value="0.0087098814019727">
            <text:p>0.0087098814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NN (11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7479237909135">
            <text:p>0.7747923791</text:p>
          </table:table-cell>
          <table:table-cell office:value-type="float" office:value="0.0053116777170823">
            <text:p>0.0053116777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aive Instance (11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2896922325354">
            <text:p>0.7289692233</text:p>
          </table:table-cell>
          <table:table-cell office:value-type="float" office:value="0.004220036879613">
            <text:p>0.0042200369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aive Instance (5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6751343429409">
            <text:p>0.7675134343</text:p>
          </table:table-cell>
          <table:table-cell office:value-type="float" office:value="0.0066881433310843">
            <text:p>0.0066881433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aive Instance (4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7034684904739">
            <text:p>0.770346849</text:p>
          </table:table-cell>
          <table:table-cell office:value-type="float" office:value="0.0068835271077874">
            <text:p>0.0068835271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aive Instance (3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6863702979971">
            <text:p>0.7686370298</text:p>
          </table:table-cell>
          <table:table-cell office:value-type="float" office:value="0.010945944458609">
            <text:p>0.010945944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aive Instance (5)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0.77068881289692">
            <text:p>0.7706888129</text:p>
          </table:table-cell>
          <table:table-cell office:value-type="float" office:value="0.0080870626010631">
            <text:p>0.0080870626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ive Instance (3)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0.77186126038105">
            <text:p>0.7718612604</text:p>
          </table:table-cell>
          <table:table-cell office:value-type="float" office:value="0.0065771376066979">
            <text:p>0.0065771376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Naive Instance (1)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0.77159257449927">
            <text:p>0.7715925745</text:p>
          </table:table-cell>
          <table:table-cell office:value-type="float" office:value="0.0065320565230829">
            <text:p>0.0065320565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Bag 16 Naive Instance (1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7293600390816">
            <text:p>0.7729360039</text:p>
          </table:table-cell>
          <table:table-cell office:value-type="float" office:value="0.011994572914195">
            <text:p>0.0119945729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Bag 1 Naive Instance (1) and 1 Decision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5774303859306">
            <text:p>0.7577430386</text:p>
          </table:table-cell>
          <table:table-cell office:value-type="float" office:value="0.0077974654619185">
            <text:p>0.0077974655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Decision Tree (2 levels = stump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1465559355154">
            <text:p>0.7146555936</text:p>
          </table:table-cell>
          <table:table-cell office:value-type="float" office:value="0.037274660729295">
            <text:p>0.0372746607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Decision Tree (3 levels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752320468979">
            <text:p>0.7752320469</text:p>
          </table:table-cell>
          <table:table-cell office:value-type="float" office:value="0.020163831252212">
            <text:p>0.0201638313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Decision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5872007816317">
            <text:p>0.7587200782</text:p>
          </table:table-cell>
          <table:table-cell office:value-type="float" office:value="0.0088368234556716">
            <text:p>0.0088368235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string">
            <text:p>Boost 30? Decision stump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4982901807523">
            <text:p>0.7498290181</text:p>
          </table:table-cell>
          <table:table-cell office:value-type="float" office:value="0.034694039390921">
            <text:p>0.0346940394</text:p>
          </table:table-cell>
          <table:table-cell office:value-type="float" office:value="29">
            <text:p>29</text:p>
          </table:table-cell>
        </table:table-row>
        <table:table-row table:style-name="ro3">
          <table:table-cell office:value-type="string">
            <text:p>Boost 60 Decision stump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6736687835857">
            <text:p>0.7673668784</text:p>
          </table:table-cell>
          <table:table-cell office:value-type="float" office:value="0.028381649486852">
            <text:p>0.0283816495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Boost 120 Decision stump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457254518808">
            <text:p>0.7457254519</text:p>
          </table:table-cell>
          <table:table-cell office:value-type="float" office:value="0.032182418858971">
            <text:p>0.0321824189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Boost 90 Decision stump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6218856863703">
            <text:p>0.7621885686</text:p>
          </table:table-cell>
          <table:table-cell office:value-type="float" office:value="0.028790725632961">
            <text:p>0.0287907256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Boost 75 Decision stump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4176844162189">
            <text:p>0.7417684416</text:p>
          </table:table-cell>
          <table:table-cell office:value-type="float" office:value="0.032724910977087">
            <text:p>0.032724911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string">
            <text:p>Boost 75 Decision stump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5676599902296">
            <text:p>0.756765999</text:p>
          </table:table-cell>
          <table:table-cell office:value-type="float" office:value="0.022331583033831">
            <text:p>0.02233158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Boost 75 Decision stump (resample ratio=2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6184660478749">
            <text:p>0.7618466048</text:p>
          </table:table-cell>
          <table:table-cell office:value-type="float" office:value="0.019770470743252">
            <text:p>0.0197704707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Boost 75 Decision stump (resample ratio=3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5588666340987">
            <text:p>0.7558866634</text:p>
          </table:table-cell>
          <table:table-cell office:value-type="float" office:value="0.044236778557774">
            <text:p>0.044236778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Boost 65 Decision stump (resample ratio=3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5437225207621">
            <text:p>0.7543722521</text:p>
          </table:table-cell>
          <table:table-cell office:value-type="float" office:value="0.031791592489877">
            <text:p>0.0317915925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Boost 65 Decision stump (resample ratio=2)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4137762579385">
            <text:p>0.7413776258</text:p>
          </table:table-cell>
          <table:table-cell office:value-type="float" office:value="0.027530255944326">
            <text:p>0.0275302559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string">
            <text:p>Graph cut transducer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8265754763068">
            <text:p>0.7826575476</text:p>
          </table:table-cell>
          <table:table-cell office:value-type="float" office:value="0.013089028466279">
            <text:p>0.0130890285</text:p>
          </table:table-cell>
          <table:table-cell office:value-type="float" office:value="39">
            <text:p>39</text:p>
          </table:table-cell>
        </table:table-row>
        <table:table-row table:style-name="ro3">
          <table:table-cell office:value-type="string">
            <text:p>Mean margins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52457254518808">
            <text:p>0.5245725452</text:p>
          </table:table-cell>
          <table:table-cell office:value-type="float" office:value="0.072487293751915">
            <text:p>0.0724872938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string">
            <text:p>Bag 32 Mean margins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8212017586712">
            <text:p>0.7821201759</text:p>
          </table:table-cell>
          <table:table-cell office:value-type="float" office:value="0.0051545975545822">
            <text:p>0.0051545976</text:p>
          </table:table-cell>
          <table:table-cell office:value-type="float" office:value="41">
            <text:p>41</text:p>
          </table:table-cell>
        </table:table-row>
        <table:table-row table:style-name="ro3">
          <table:table-cell office:value-type="string">
            <text:p>Bag 64 Mean margins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8744504152418">
            <text:p>0.7874450415</text:p>
          </table:table-cell>
          <table:table-cell office:value-type="float" office:value="0.0038428153035861">
            <text:p>0.0038428153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Bag 128 Mean margins tree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8729848558867">
            <text:p>0.7872984856</text:p>
          </table:table-cell>
          <table:table-cell office:value-type="float" office:value="0.0077727712829448">
            <text:p>0.0077727713</text:p>
          </table:table-cell>
          <table:table-cell office:value-type="float" office:value="43">
            <text:p>43</text:p>
          </table:table-cell>
        </table:table-row>
        <table:table-row table:style-name="ro3">
          <table:table-cell office:value-type="string">
            <text:p>Random forest 64 trees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8876404494382">
            <text:p>0.7887640449</text:p>
          </table:table-cell>
          <table:table-cell office:value-type="float" office:value="0.0063369634626038">
            <text:p>0.0063369635</text:p>
          </table:table-cell>
          <table:table-cell office:value-type="float" office:value="44">
            <text:p>44</text:p>
          </table:table-cell>
        </table:table-row>
        <table:table-row table:style-name="ro3">
          <table:table-cell office:value-type="string">
            <text:p>Naive Bayes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69921836834392">
            <text:p>0.6992183683</text:p>
          </table:table-cell>
          <table:table-cell office:value-type="float" office:value="0.0046633102343368">
            <text:p>0.0046633102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Linear regression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68075232046898">
            <text:p>0.6807523205</text:p>
          </table:table-cell>
          <table:table-cell office:value-type="float" office:value="0.020401510106247">
            <text:p>0.0204015101</text:p>
          </table:table-cell>
          <table:table-cell office:value-type="float" office:value="46">
            <text:p>46</text:p>
          </table:table-cell>
        </table:table-row>
        <table:table-row table:style-name="ro3">
          <table:table-cell office:value-type="string">
            <text:p>Agglomerative transducer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2427943331705">
            <text:p>0.7242794333</text:p>
          </table:table-cell>
          <table:table-cell office:value-type="float" office:value="0.012186259615726">
            <text:p>0.0121862596</text:p>
          </table:table-cell>
          <table:table-cell office:value-type="float" office:value="47">
            <text:p>47</text:p>
          </table:table-cell>
        </table:table-row>
        <table:table-row table:style-name="ro3">
          <table:table-cell office:value-type="string">
            <text:p>Neighbor transducer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0.77371763556424">
            <text:p>0.7737176356</text:p>
          </table:table-cell>
          <table:table-cell office:value-type="float" office:value="0.0077714065614378">
            <text:p>0.0077714066</text:p>
          </table:table-cell>
          <table:table-cell office:value-type="float" office:value="48">
            <text:p>4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A1:Sheet1.F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11/21/2011</text:date>, <text:time>13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Moyer</meta:initial-creator>
    <meta:creation-date>2011-11-21T12:08:22</meta:creation-date>
    <dc:date>2011-11-21T13:07:56</dc:date>
    <dc:creator>Eric Moyer</dc:creator>
    <meta:editing-duration>PT41M3S</meta:editing-duration>
    <meta:editing-cycles>4</meta:editing-cycles>
    <meta:generator>OpenOffice.org/3.3$Unix OpenOffice.org_project/330m20$Build-9567</meta:generator>
    <meta:document-statistic meta:table-count="3" meta:cell-count="288" meta:object-count="0"/>
  </office:meta>
</office:document-meta>
</file>